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3c3b8"/>
    </style:style>
    <style:style style:name="P3" style:family="paragraph" style:parent-style-name="Standard">
      <style:paragraph-properties fo:text-align="start" style:justify-single-word="false"/>
      <style:text-properties officeooo:paragraph-rsid="00159058"/>
    </style:style>
    <style:style style:name="P4" style:family="paragraph" style:parent-style-name="Standard">
      <style:paragraph-properties fo:text-align="start" style:justify-single-word="false"/>
      <style:text-properties officeooo:paragraph-rsid="0017b4d6"/>
    </style:style>
    <style:style style:name="P5" style:family="paragraph" style:parent-style-name="Standard">
      <style:paragraph-properties fo:text-align="start" style:justify-single-word="false"/>
      <style:text-properties officeooo:paragraph-rsid="001e5084"/>
    </style:style>
    <style:style style:name="P6" style:family="paragraph" style:parent-style-name="Standard">
      <style:paragraph-properties fo:text-align="start" style:justify-single-word="false"/>
      <style:text-properties fo:font-weight="bold" officeooo:rsid="00124a70" officeooo:paragraph-rsid="00124a7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paragraph-rsid="00124a7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paragraph-rsid="0018b7a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e5084" officeooo:paragraph-rsid="001e5084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0dc70f" officeooo:paragraph-rsid="000dc70f"/>
    </style:style>
    <style:style style:name="P13" style:family="paragraph" style:parent-style-name="Standard">
      <style:paragraph-properties fo:text-align="start" style:justify-single-word="false"/>
      <style:text-properties officeooo:rsid="00124a70" officeooo:paragraph-rsid="00124a70"/>
    </style:style>
    <style:style style:name="P14" style:family="paragraph" style:parent-style-name="Standard">
      <style:paragraph-properties fo:text-align="start" style:justify-single-word="false"/>
      <style:text-properties fo:font-weight="normal" officeooo:paragraph-rsid="00124a7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24a70" officeooo:paragraph-rsid="00124a7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24a70" officeooo:paragraph-rsid="001e508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24a70" officeooo:paragraph-rsid="0015905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8b7a6" officeooo:paragraph-rsid="0018b7a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7b4d6" officeooo:paragraph-rsid="0017b4d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rsid="0018b7a6" officeooo:paragraph-rsid="0018b7a6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24a70" officeooo:paragraph-rsid="0015905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paragraph-rsid="0025ac7a"/>
    </style:style>
    <style:style style:name="T1" style:family="text">
      <style:text-properties officeooo:rsid="000dc70f"/>
    </style:style>
    <style:style style:name="T2" style:family="text">
      <style:text-properties officeooo:rsid="00113017"/>
    </style:style>
    <style:style style:name="T3" style:family="text">
      <style:text-properties officeooo:rsid="00124a7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24a70" style:font-weight-asian="normal" style:font-weight-complex="normal"/>
    </style:style>
    <style:style style:name="T6" style:family="text">
      <style:text-properties fo:font-weight="normal" officeooo:rsid="00159058" style:font-weight-asian="normal" style:font-weight-complex="normal"/>
    </style:style>
    <style:style style:name="T7" style:family="text">
      <style:text-properties fo:font-weight="normal" officeooo:rsid="0017b4d6" style:font-weight-asian="normal" style:font-weight-complex="normal"/>
    </style:style>
    <style:style style:name="T8" style:family="text">
      <style:text-properties fo:font-weight="normal" officeooo:rsid="0018b7a6" style:font-weight-asian="normal" style:font-weight-complex="normal"/>
    </style:style>
    <style:style style:name="T9" style:family="text">
      <style:text-properties fo:font-weight="normal" officeooo:rsid="001c45c7" style:font-weight-asian="normal" style:font-weight-complex="normal"/>
    </style:style>
    <style:style style:name="T10" style:family="text">
      <style:text-properties fo:font-weight="normal" officeooo:rsid="001e5084" style:font-weight-asian="normal" style:font-weight-complex="normal"/>
    </style:style>
    <style:style style:name="T11" style:family="text">
      <style:text-properties fo:font-weight="normal" officeooo:rsid="0023b35a" style:font-weight-asian="normal" style:font-weight-complex="normal"/>
    </style:style>
    <style:style style:name="T12" style:family="text">
      <style:text-properties fo:font-weight="normal" officeooo:rsid="0025ac7a" style:font-weight-asian="normal" style:font-weight-complex="normal"/>
    </style:style>
    <style:style style:name="T13" style:family="text">
      <style:text-properties officeooo:rsid="00179b65"/>
    </style:style>
    <style:style style:name="T14" style:family="text">
      <style:text-properties officeooo:rsid="0023b35a"/>
    </style:style>
    <style:style style:name="T15" style:family="text">
      <style:text-properties officeooo:rsid="0025ac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reate a Student Management Application based on the conditions specified below</text:p>
      <text:p text:style-name="P10"/>
      <text:p text:style-name="P1">Kindly read through the entire document to meet all the requirements</text:p>
      <text:p text:style-name="P1"/>
      <text:p text:style-name="P1">1. The task can be performed in any backend framework / language like:</text:p>
      <text:p text:style-name="P1"><text:tab/>a. Django</text:p>
      <text:p text:style-name="P1"><text:tab/>b. Flask</text:p>
      <text:p text:style-name="P1"><text:tab/>c. <text:span text:style-name="T1">Fast API</text:span></text:p>
      <text:p text:style-name="P1"/>
      <text:p text:style-name="P1">2. Any on the Relational <text:span text:style-name="T1">DB</text:span> can be used</text:p>
      <text:p text:style-name="P1"><text:tab/>a. Sqlite</text:p>
      <text:p text:style-name="P1"><text:tab/>b. MySql</text:p>
      <text:p text:style-name="P1"><text:tab/>c. PostgresQL</text:p>
      <text:p text:style-name="P12"><text:tab/>d. Mongo DB</text:p>
      <text:p text:style-name="P1"/>
      <text:p text:style-name="P12">3. Create the student model / table. Fields are name, roll_no, dob, marks, class_group, <text:span text:style-name="T2">father_name.</text:span></text:p>
      <text:p text:style-name="P12"><text:tab/><text:span text:style-name="T2">Name --&gt; String Field</text:span></text:p>
      <text:p text:style-name="P12"><text:tab/><text:span text:style-name="T2">roll_no --&gt; Integer Field ( should be unique)</text:span></text:p>
      <text:p text:style-name="P12"><text:tab/><text:span text:style-name="T2">dob --&gt; Date Field</text:span></text:p>
      <text:p text:style-name="P12"><text:tab/><text:span text:style-name="T2">marks_</text:span><text:span text:style-name="T13">percentage</text:span><text:span text:style-name="T2"> --&gt; Integer Filed</text:span></text:p>
      <text:p text:style-name="P12"><text:tab/><text:span text:style-name="T3">class_group --&gt; Character Field</text:span></text:p>
      <text:p text:style-name="P12"><text:tab/><text:span text:style-name="T3">father_name --&gt; String Field</text:span></text:p>
      <text:p text:style-name="P12"/>
      <text:p text:style-name="P20">4. should use Postman or any other API UI.</text:p>
      <text:p text:style-name="P20"/>
      <text:p text:style-name="P13">API Lists:</text:p>
      <text:p text:style-name="P13"/>
      <text:p text:style-name="P6">1. /api/students/</text:p>
      <text:p text:style-name="P6"/>
      <text:p text:style-name="P6"><text:tab/><text:span text:style-name="T4">GET - method</text:span></text:p>
      <text:p text:style-name="P6"><text:tab/><text:span text:style-name="T4">a. Should list the details of all students</text:span></text:p>
      <text:p text:style-name="P15"/>
      <text:p text:style-name="P7"><text:span text:style-name="T3">2. </text:span>/api/student/add/</text:p>
      <text:p text:style-name="P7"/>
      <text:p text:style-name="P14"><text:tab/><text:span text:style-name="T3">POST – method</text:span></text:p>
      <text:p text:style-name="P15"><text:tab/>a. Should be able to add student based on the above mentioned student object</text:p>
      <text:p text:style-name="P8"><text:span text:style-name="T5"><text:tab/></text:span><text:span text:style-name="T9">b.</text:span><text:span text:style-name="T5"> </text:span><text:span text:style-name="T9">D</text:span><text:span text:style-name="T8">ata should be getting from request payload.</text:span></text:p>
      <text:p text:style-name="P8"><text:span text:style-name="T8"><text:tab/></text:span><text:span text:style-name="T9">c. </text:span><text:span text:style-name="T10">the response shold be {“status”: 200, “message”: “successfully added”}</text:span></text:p>
      <text:p text:style-name="P9"><text:span text:style-name="T10"><text:tab/>d. </text:span><text:span text:style-name="T4">if any error getting, change status code and message as well.</text:span></text:p>
      <text:p text:style-name="P18"/>
      <text:p text:style-name="P15"/>
      <text:p text:style-name="P6">3. /api/student/&lt;id&gt;</text:p>
      <text:p text:style-name="P7"/>
      <text:p text:style-name="P7"><text:tab/><text:span text:style-name="T10">GET - method</text:span></text:p>
      <text:p text:style-name="P15"><text:tab/>a. Should be able to add mark to a single student based on the id value passed</text:p>
      <text:p text:style-name="P15"/>
      <text:p text:style-name="P6">4. /api/student/&lt;id&gt;/add-mark/</text:p>
      <text:p text:style-name="P15"/>
      <text:p text:style-name="P15"><text:tab/>a. Should be able to add mark to a single student based on the id value passed</text:p>
      <text:p text:style-name="P15"/>
      <text:p text:style-name="P15"/>
      <text:p text:style-name="P15"/>
      <text:p text:style-name="P15"><text:soft-page-break/></text:p>
      <text:p text:style-name="P6">5. /api/student/mark/?id=&lt;id&gt;</text:p>
      <text:p text:style-name="P15"><text:tab/></text:p>
      <text:p text:style-name="P5"><text:span text:style-name="T5"><text:tab/></text:span><text:span text:style-name="T10">PUT</text:span><text:span text:style-name="T5"> – method</text:span></text:p>
      <text:p text:style-name="P15"><text:tab/>a. Should be able to see single student’s marks based on the pk value passed in query params</text:p>
      <text:p text:style-name="P5"><text:span text:style-name="T5"><text:tab/></text:span><text:span text:style-name="T9">b.</text:span><text:span text:style-name="T5"> </text:span><text:span text:style-name="T9">D</text:span><text:span text:style-name="T8">ata should be getting from request payload.</text:span></text:p>
      <text:p text:style-name="P5"><text:span text:style-name="T8"><text:tab/></text:span><text:span text:style-name="T9">c. </text:span><text:span text:style-name="T10">the response shold be {“status”: 200, “message”: “successfully Updated”}</text:span></text:p>
      <text:p text:style-name="P16"><text:tab/>d. if any error getting, change status code and message as well.</text:p>
      <text:p text:style-name="P15"/>
      <text:p text:style-name="P15"/>
      <text:p text:style-name="P6">6. /api/student/results/</text:p>
      <text:p text:style-name="P7"><text:tab/></text:p>
      <text:p text:style-name="P7"><text:tab/><text:span text:style-name="T10">GET - Method</text:span></text:p>
      <text:p text:style-name="P2"><text:span text:style-name="T5"><text:tab/></text:span><text:span text:style-name="T7">a. </text:span><text:span text:style-name="T9">S</text:span><text:span text:style-name="T7">hould be able to see overall pass percentage of students that in your database.</text:span></text:p>
      <text:p text:style-name="P4"><text:span text:style-name="T7"><text:tab/>b. </text:span><text:span text:style-name="T9">L</text:span><text:span text:style-name="T7">oad the 10 students data into student table by using this api (</text:span><text:span text:style-name="T5">2. </text:span><text:span text:style-name="T7">/api/student/add/)</text:span></text:p>
      <text:p text:style-name="P19"/>
      <text:p text:style-name="P17">Pass percentage = [ </text:p>
      <text:p text:style-name="P3"><text:span text:style-name="T5">( total no. students with marks</text:span><text:span text:style-name="T6"> that is greater than or equal to 50</text:span><text:span text:style-name="T5"> - No. students </text:span><text:span text:style-name="T6">with marks that is lesser than 50</text:span><text:span text:style-name="T5">) / total no. students with marks</text:span></text:p>
      <text:p text:style-name="P17"><text:s/>] * 100 </text:p>
      <text:p text:style-name="P17"/>
      <text:p text:style-name="P22"><text:span text:style-name="T5">When replying to the recruiter , mention the database used, framework / language that was used to complete the task.</text:span></text:p>
      <text:p text:style-name="P22"><text:span text:style-name="T5"/></text:p>
      <text:p text:style-name="P22"><text:span text:style-name="T12">Send the </text:span><text:span text:style-name="T11">postman API collections </text:span><text:span text:style-name="T12">and codebase, either it can be a git repo or zip file.</text:span><text:span text:style-name="T5">.</text:span></text:p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3T15:45:25.891086424</meta:creation-date>
    <dc:date>2023-04-20T14:55:45.604003322</dc:date>
    <meta:editing-duration>PT2H4M5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2" meta:paragraph-count="51" meta:word-count="383" meta:character-count="2177" meta:non-whitespace-character-count="1811"/>
  </office:meta>
</office:document-meta>
</file>